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ahoma" svg:font-family="Tahoma, Bol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Tahoma" fo:font-size="12pt" fo:font-style="normal" officeooo:rsid="00021b86" officeooo:paragraph-rsid="0002d4cc"/>
    </style:style>
    <style:style style:name="P2" style:family="paragraph" style:parent-style-name="Standard">
      <style:text-properties fo:font-variant="normal" fo:text-transform="none" fo:color="#000000" style:font-name="Tahoma" fo:font-size="12pt" fo:font-style="normal" officeooo:rsid="00021b86" officeooo:paragraph-rsid="0009289c"/>
    </style:style>
    <style:style style:name="P3" style:family="paragraph" style:parent-style-name="Standard">
      <style:text-properties fo:font-variant="normal" fo:text-transform="none" fo:color="#000000" style:font-name="Tahoma" fo:font-size="12pt" fo:font-style="normal" fo:font-weight="bold" officeooo:rsid="000674bc" officeooo:paragraph-rsid="000674bc" style:font-weight-asian="bold" style:font-weight-complex="bold"/>
    </style:style>
    <style:style style:name="P4" style:family="paragraph" style:parent-style-name="Standard">
      <style:text-properties fo:font-variant="normal" fo:text-transform="none" fo:color="#000000" style:font-name="Verdana" fo:font-size="12pt" fo:font-style="normal" officeooo:rsid="00021b86" officeooo:paragraph-rsid="00021b86"/>
    </style:style>
    <style:style style:name="P5" style:family="paragraph" style:parent-style-name="Standard">
      <style:text-properties fo:font-variant="normal" fo:text-transform="none" fo:color="#000000" style:font-name="Verdana" fo:font-size="12pt" fo:font-style="normal" officeooo:rsid="00021b86" officeooo:paragraph-rsid="0002d4cc"/>
    </style:style>
    <style:style style:name="P6" style:family="paragraph" style:parent-style-name="Standard">
      <style:text-properties fo:font-variant="normal" fo:text-transform="none" fo:color="#000000" style:font-name="Verdana" fo:font-size="12pt" fo:font-style="normal" officeooo:rsid="00021b86" officeooo:paragraph-rsid="000c2b3f"/>
    </style:style>
    <style:style style:name="P7" style:family="paragraph" style:parent-style-name="Standard">
      <style:text-properties fo:font-variant="normal" fo:text-transform="none" fo:color="#000000" style:font-name="Verdana" fo:font-size="12pt" fo:font-style="normal" officeooo:rsid="00021b86" officeooo:paragraph-rsid="0009289c"/>
    </style:style>
    <style:style style:name="P8" style:family="paragraph" style:parent-style-name="Standard">
      <style:text-properties fo:font-variant="normal" fo:text-transform="none" fo:color="#000000" style:font-name="Verdana" fo:font-size="12pt" fo:font-style="normal" fo:font-weight="bold" officeooo:rsid="00021b86" officeooo:paragraph-rsid="00021b86" style:font-weight-asian="bold" style:font-weight-complex="bold"/>
    </style:style>
    <style:style style:name="P9" style:family="paragraph" style:parent-style-name="Standard">
      <style:text-properties fo:font-variant="normal" fo:text-transform="none" fo:color="#000000" style:font-name="Verdana" fo:font-size="12pt" fo:font-style="normal" fo:font-weight="bold" officeooo:rsid="00021b86" officeooo:paragraph-rsid="0002d4cc" style:font-weight-asian="bold" style:font-weight-complex="bold"/>
    </style:style>
    <style:style style:name="P10" style:family="paragraph" style:parent-style-name="Standard">
      <style:text-properties fo:font-variant="normal" fo:text-transform="none" fo:color="#000000" style:font-name="Verdana" fo:font-size="12pt" fo:font-style="normal" fo:font-weight="bold" officeooo:rsid="00021b86" officeooo:paragraph-rsid="000c2b3f" style:font-weight-asian="bold" style:font-weight-complex="bold"/>
    </style:style>
    <style:style style:name="P11" style:family="paragraph" style:parent-style-name="Standard">
      <style:text-properties fo:font-variant="normal" fo:text-transform="none" fo:color="#000000" style:font-name="Verdana" fo:font-size="12pt" fo:font-style="normal" fo:font-weight="bold" officeooo:rsid="00021b86" officeooo:paragraph-rsid="000e15f1" style:font-weight-asian="bold" style:font-weight-complex="bold"/>
    </style:style>
    <style:style style:name="P12" style:family="paragraph" style:parent-style-name="Standard">
      <style:text-properties fo:font-variant="normal" fo:text-transform="none" fo:color="#000000" style:font-name="Verdana" fo:font-size="12pt" fo:font-style="normal" fo:font-weight="bold" officeooo:rsid="00021b86" officeooo:paragraph-rsid="001a7a87" style:font-weight-asian="bold" style:font-weight-complex="bold"/>
    </style:style>
    <style:style style:name="P13" style:family="paragraph" style:parent-style-name="Standard">
      <style:text-properties fo:font-variant="normal" fo:text-transform="none" fo:color="#000000" style:font-name="Verdana" fo:font-size="12pt" fo:font-style="normal" fo:font-weight="bold" officeooo:rsid="0002d4cc" officeooo:paragraph-rsid="0002d4cc" style:font-weight-asian="bold" style:font-weight-complex="bold"/>
    </style:style>
    <style:style style:name="P14" style:family="paragraph" style:parent-style-name="Standard">
      <style:text-properties fo:font-variant="normal" fo:text-transform="none" fo:color="#000000" style:font-name="Verdana" fo:font-size="12pt" fo:font-style="normal" fo:font-weight="bold" officeooo:rsid="00084e2d" officeooo:paragraph-rsid="00084e2d" style:font-weight-asian="bold" style:font-weight-complex="bold"/>
    </style:style>
    <style:style style:name="P15" style:family="paragraph" style:parent-style-name="Standard">
      <style:text-properties fo:font-variant="normal" fo:text-transform="none" fo:color="#000000" style:font-name="Verdana" fo:font-size="12pt" fo:font-style="normal" fo:font-weight="bold" officeooo:rsid="00169ce8" officeooo:paragraph-rsid="00169ce8" style:font-weight-asian="bold" style:font-weight-complex="bold"/>
    </style:style>
    <style:style style:name="P16" style:family="paragraph" style:parent-style-name="Standard">
      <style:text-properties fo:font-variant="normal" fo:text-transform="none" fo:color="#000000" style:font-name="Verdana" fo:font-size="12pt" fo:font-style="normal" fo:font-weight="normal" officeooo:rsid="000e15f1" officeooo:paragraph-rsid="000e15f1" style:font-weight-asian="normal" style:font-weight-complex="normal"/>
    </style:style>
    <style:style style:name="P17" style:family="paragraph" style:parent-style-name="Standard">
      <style:text-properties fo:font-variant="normal" fo:text-transform="none" fo:color="#000000" style:font-name="Verdana" fo:font-size="12pt" fo:font-style="normal" fo:font-weight="normal" officeooo:rsid="00021b86" officeooo:paragraph-rsid="000c2b3f" style:font-weight-asian="normal" style:font-weight-complex="normal"/>
    </style:style>
    <style:style style:name="P18" style:family="paragraph" style:parent-style-name="Standard">
      <style:text-properties fo:font-variant="normal" fo:text-transform="none" fo:color="#000000" style:font-name="Verdana" fo:font-size="12pt" fo:font-style="normal" fo:font-weight="normal" officeooo:rsid="0017ea31" officeooo:paragraph-rsid="0017ea31" style:font-weight-asian="normal" style:font-weight-complex="normal"/>
    </style:style>
    <style:style style:name="P19" style:family="paragraph" style:parent-style-name="Standard">
      <style:text-properties fo:font-variant="normal" fo:text-transform="none" fo:color="#000000" style:font-name="Verdana" fo:font-size="12pt" fo:font-style="normal" fo:font-weight="normal" officeooo:rsid="001967ae" officeooo:paragraph-rsid="001967ae" style:font-weight-asian="normal" style:font-weight-complex="normal"/>
    </style:style>
    <style:style style:name="P20" style:family="paragraph" style:parent-style-name="Standard">
      <style:text-properties style:font-name="Verdana" fo:font-weight="bold" officeooo:rsid="00021b86" officeooo:paragraph-rsid="00021b86" style:font-weight-asian="bold" style:font-weight-complex="bold"/>
    </style:style>
    <style:style style:name="P21" style:family="paragraph" style:parent-style-name="Standard">
      <style:text-properties style:font-name="Verdana" fo:font-weight="bold" officeooo:rsid="00021b86" officeooo:paragraph-rsid="000c2b3f" style:font-weight-asian="bold" style:font-weight-complex="bold"/>
    </style:style>
    <style:style style:name="P22" style:family="paragraph" style:parent-style-name="Standard">
      <style:text-properties style:font-name="Verdana" fo:font-weight="bold" officeooo:rsid="00021b86" officeooo:paragraph-rsid="00169ce8" style:font-weight-asian="bold" style:font-weight-complex="bold"/>
    </style:style>
    <style:style style:name="P23" style:family="paragraph" style:parent-style-name="Standard">
      <style:text-properties style:font-name="Verdana" fo:font-weight="normal" officeooo:rsid="00021b86" officeooo:paragraph-rsid="000c2b3f" style:font-weight-asian="normal" style:font-weight-complex="normal"/>
    </style:style>
    <style:style style:name="P24" style:family="paragraph" style:parent-style-name="Standard" style:list-style-name="L1"/>
    <style:style style:name="P25" style:family="paragraph" style:parent-style-name="Standard" style:list-style-name="L1">
      <style:text-properties fo:font-variant="normal" fo:text-transform="none" fo:color="#000000" style:font-name="Verdana" fo:font-size="12pt" fo:font-style="normal" fo:font-weight="normal" officeooo:rsid="000e15f1" officeooo:paragraph-rsid="000e15f1" style:font-weight-asian="normal" style:font-weight-complex="normal"/>
    </style:style>
    <style:style style:name="P26" style:family="paragraph" style:parent-style-name="Standard" style:list-style-name="L1">
      <style:text-properties fo:font-variant="normal" fo:text-transform="none" fo:color="#000000" style:font-name="Verdana" fo:font-size="12pt" fo:font-style="normal" fo:font-weight="normal" officeooo:rsid="000e6a3a" officeooo:paragraph-rsid="000e6a3a" style:font-weight-asian="normal" style:font-weight-complex="normal"/>
    </style:style>
    <style:style style:name="P27" style:family="paragraph" style:parent-style-name="Standard">
      <style:text-properties fo:font-variant="normal" fo:text-transform="none" fo:color="#000000" style:font-name="Verdana" fo:font-size="12pt" fo:font-style="normal" fo:font-weight="normal" officeooo:rsid="001a7a87" officeooo:paragraph-rsid="001a7a87" style:font-weight-asian="normal" style:font-weight-complex="normal"/>
    </style:style>
    <style:style style:name="P28" style:family="paragraph" style:parent-style-name="Standard" style:list-style-name="L1">
      <style:text-properties fo:font-variant="normal" fo:text-transform="none" fo:color="#000000" style:font-name="Verdana" fo:font-size="12pt" fo:font-style="normal" fo:font-weight="bold" officeooo:rsid="000f394d" style:font-weight-asian="bold" style:font-weight-complex="bold"/>
    </style:style>
    <style:style style:name="P29" style:family="paragraph" style:parent-style-name="Standard" style:list-style-name="L1">
      <style:text-properties fo:font-variant="normal" fo:text-transform="none" fo:color="#000000" style:font-name="Verdana" fo:font-size="12pt" fo:font-style="normal" fo:font-weight="bold" officeooo:rsid="000f394d" officeooo:paragraph-rsid="000f394d" style:font-weight-asian="bold" style:font-weight-complex="bold"/>
    </style:style>
    <style:style style:name="P30" style:family="paragraph" style:parent-style-name="Standard" style:list-style-name="L1">
      <style:text-properties officeooo:rsid="000fbc5a" officeooo:paragraph-rsid="000fbc5a"/>
    </style:style>
    <style:style style:name="T1" style:family="text">
      <style:text-properties officeooo:rsid="0002d4cc"/>
    </style:style>
    <style:style style:name="T2" style:family="text">
      <style:text-properties fo:font-variant="normal" fo:text-transform="none" fo:color="#000000" style:font-name="Verdana" fo:font-size="12pt" fo:font-style="normal" fo:font-weight="bold" style:font-weight-asian="bold" style:font-weight-complex="bold"/>
    </style:style>
    <style:style style:name="T3" style:family="text">
      <style:text-properties fo:font-variant="normal" fo:text-transform="none" fo:color="#000000" style:font-name="Verdana" fo:font-size="12pt" fo:font-style="normal" fo:font-weight="bold" officeooo:rsid="000f394d" style:font-weight-asian="bold" style:font-weight-complex="bold"/>
    </style:style>
    <style:style style:name="T4" style:family="text">
      <style:text-properties fo:font-variant="normal" fo:text-transform="none" fo:color="#000000" style:font-name="Verdana" fo:font-size="12pt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000000" style:font-name="Verdana" fo:font-size="12pt" fo:font-style="normal" fo:font-weight="normal" officeooo:rsid="000f394d" style:font-weight-asian="normal" style:font-weight-complex="normal"/>
    </style:style>
    <style:style style:name="T6" style:family="text">
      <style:text-properties fo:font-variant="normal" fo:text-transform="none" fo:color="#000000" style:font-name="Verdana" fo:font-size="12pt" fo:font-style="normal" fo:font-weight="normal" officeooo:rsid="00101396" style:font-weight-asian="normal" style:font-weight-complex="normal"/>
    </style:style>
    <style:style style:name="T7" style:family="text">
      <style:text-properties officeooo:rsid="000c2b3f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c2b3f" style:font-weight-asian="normal" style:font-weight-complex="normal"/>
    </style:style>
    <style:style style:name="T10" style:family="text">
      <style:text-properties fo:font-weight="normal" officeooo:rsid="000e15f1" style:font-weight-asian="normal" style:font-weight-complex="normal"/>
    </style:style>
    <style:style style:name="T11" style:family="text">
      <style:text-properties fo:font-weight="normal" officeooo:rsid="0014f8bd" style:font-weight-asian="normal" style:font-weight-complex="normal"/>
    </style:style>
    <style:style style:name="T12" style:family="text">
      <style:text-properties fo:font-weight="normal" officeooo:rsid="00169ce8" style:font-weight-asian="normal" style:font-weight-complex="normal"/>
    </style:style>
    <style:style style:name="T13" style:family="text">
      <style:text-properties fo:font-weight="normal" officeooo:rsid="001a7a87" style:font-weight-asian="normal" style:font-weight-complex="normal"/>
    </style:style>
    <style:style style:name="T14" style:family="text">
      <style:text-properties fo:font-weight="normal" officeooo:rsid="001a9ca4" style:font-weight-asian="normal" style:font-weight-complex="normal"/>
    </style:style>
    <style:style style:name="T15" style:family="text">
      <style:text-properties officeooo:rsid="000e6a3a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e6a3a" style:font-weight-asian="bold" style:font-weight-complex="bold"/>
    </style:style>
    <style:style style:name="T18" style:family="text">
      <style:text-properties fo:font-weight="bold" officeooo:rsid="00105a72" style:font-weight-asian="bold" style:font-weight-complex="bold"/>
    </style:style>
    <style:style style:name="T19" style:family="text">
      <style:text-properties fo:color="#ff420e"/>
    </style:style>
    <style:style style:name="T20" style:family="text">
      <style:text-properties fo:color="#ff420e" officeooo:rsid="001306c3"/>
    </style:style>
    <style:style style:name="T21" style:family="text">
      <style:text-properties officeooo:rsid="001306c3"/>
    </style:style>
    <style:style style:name="T22" style:family="text">
      <style:text-properties officeooo:rsid="001a9c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ERS</text:p>
      <text:p text:style-name="P20"/>
      <text:p text:style-name="P20">1 - INTRODUCCION</text:p>
      <text:p text:style-name="P20"/>
      <text:p text:style-name="P20">1.1. Proposito</text:p>
      <text:p text:style-name="P20">1.2. Alcance</text:p>
      <text:p text:style-name="P8">1.3. Definiciones, acrónimos y abreviaturas</text:p>
      <text:p text:style-name="P8">1.4. referencias</text:p>
      <text:p text:style-name="P8">1.5. Revisiones</text:p>
      <text:p text:style-name="P4"/>
      <text:p text:style-name="P8">2 - <text:span text:style-name="T1">DESCRIPCION GENERAL</text:span></text:p>
      <text:p text:style-name="P4"/>
      <text:p text:style-name="P9">2.1. Perspectiva del producto</text:p>
      <text:p text:style-name="P9">2.2. Funciones del producto</text:p>
      <text:p text:style-name="P9">2.3. Características de los usuarios</text:p>
      <text:p text:style-name="P9">2.4. Restricciones</text:p>
      <text:p text:style-name="P9">2.5. Dependencias</text:p>
      <text:p text:style-name="P5"/>
      <text:p text:style-name="P13">3 – REQUERIMIENTOS</text:p>
      <text:p text:style-name="P13"/>
      <text:p text:style-name="P14">3.1. Requerimientos funcionales</text:p>
      <text:p text:style-name="P14">3.2. Requerimientos de interfaces externas</text:p>
      <text:p text:style-name="P14">3.3. Requerimientos de rendimiento</text:p>
      <text:p text:style-name="P14">3.4. Requerimientos de diseño</text:p>
      <text:p text:style-name="P14">3.5. Requerimientos de desarrollo</text:p>
      <text:p text:style-name="P14">3.6. Atributos</text:p>
      <text:p text:style-name="P1"/>
      <text:p text:style-name="P13">4 – APENDICE</text:p>
      <text:p text:style-name="P1"/>
      <text:p text:style-name="P3">5 - INDICE</text:p>
      <text:p text:style-name="P7"><text:line-break/>________________________________________________________________________________</text:p>
      <text:p text:style-name="P2"/>
      <text:p text:style-name="P21">ERS - <text:span text:style-name="T7">DESARROLLO</text:span></text:p>
      <text:p text:style-name="P21"><text:s/></text:p>
      <text:p text:style-name="P21">1 - INTRODUCCION</text:p>
      <text:p text:style-name="P21"/>
      <text:p text:style-name="P21">1.1. Pr<text:span text:style-name="T22">ó</text:span>posito</text:p>
      <text:p text:style-name="P23"/>
      <text:p text:style-name="P22"><text:span text:style-name="T8"><text:tab/></text:span><text:span text:style-name="T12">El objetivo del siguiente documento es definir de manera clara y precisa las funcionalidades y restricciones que tendrá el sistema de gesti</text:span><text:span text:style-name="T14">ó</text:span><text:span text:style-name="T12">n de una pizzer</text:span><text:span text:style-name="T14">í</text:span><text:span text:style-name="T12">a que se desea construir, y va dirigida al equipo de desarrollo de software y a las personas que harán uso del sistema terminado.</text:span><text:tab/></text:p>
      <text:p text:style-name="P21"/>
      <text:p text:style-name="P21">1.2. Alcance</text:p>
      <text:p text:style-name="P21"/>
      <text:p text:style-name="P21"><text:tab/><text:span text:style-name="T12">Este sistema se encargara de facilitar las operaciones realizadas en el ciclo habitual de la pizzeria; abarcando tanto el registro de usuarios, la toma </text:span><text:soft-page-break/><text:span text:style-name="T12">de pedidos, la gestion de hornos y el servicio de distribucion del producto.</text:span><text:tab/></text:p>
      <text:p text:style-name="P21"/>
      <text:p text:style-name="P10">1.3. Definiciones, acrónimos y abreviaturas</text:p>
      <text:p text:style-name="P10"/>
      <text:p text:style-name="P15">KIT: <text:span text:style-name="T8">conjuntos de productos e ingredientes que forman parte de una comida en un determindao pedido.</text:span></text:p>
      <text:p text:style-name="P15"/>
      <text:p text:style-name="P15">PEDIDO: <text:span text:style-name="T8">producto alimenticio que solicita un cliente y que realiza la pizzeria</text:span></text:p>
      <text:p text:style-name="P15"/>
      <text:p text:style-name="P15">USUARIO: <text:span text:style-name="T8">persona que utiliza el sistema.</text:span></text:p>
      <text:p text:style-name="P15"/>
      <text:p text:style-name="P15">CLIENTE: <text:span text:style-name="T8">persona que realiza y consume pedidos.</text:span></text:p>
      <text:p text:style-name="P15"/>
      <text:p text:style-name="P10">1.4. Rereferencias</text:p>
      <text:p text:style-name="P10"/>
      <text:p text:style-name="P18">IEEE Recommended Practice for Software Requirements Specification. </text:p>
      <text:p text:style-name="P18">ANSI/IEEE std. 830, 1998.</text:p>
      <text:p text:style-name="P10"/>
      <text:p text:style-name="P10">1.5. Revisiones</text:p>
      <text:p text:style-name="P10"/>
      <text:p text:style-name="P19">Este documento está conformado de tres secciones que son la </text:p>
      <text:p text:style-name="P19">Introducción, la Descripción Global y los Requisitos Específicos.</text:p>
      <text:p text:style-name="P19">En esta primera sección se procura proporcionar una visión general de lo que es el documento de especificación de requisitos. </text:p>
      <text:p text:style-name="P19">En la segunda sección se da una descripción general del sistema a construir, para conocer sus funciones principales, los datos requeridos, y sus restricciones, entre otras cosas que afecten su desarrollo, aunque no se entra en los detalles de cada uno de estos factores .</text:p>
      <text:p text:style-name="P19">Y, por último, en la tercera sección se definen los pormenores de los </text:p>
      <text:p text:style-name="P19">requisitos que el usuario ha externado que el sistema actual cumple y por lo </text:p>
      <text:p text:style-name="P19">tanto el nuevo sistema debe satisfacer.</text:p>
      <text:p text:style-name="P6"/>
      <text:p text:style-name="P10">2 - <text:span text:style-name="T1">DESCRIPCION GENERAL</text:span></text:p>
      <text:p text:style-name="P6"/>
      <text:p text:style-name="P10">2.1. Perspectiva del producto</text:p>
      <text:p text:style-name="P10"/>
      <text:p text:style-name="P11"><text:tab/><text:span text:style-name="T9">El sistema de </text:span><text:span text:style-name="T10">administracion de una pizzeria se relacionara con una base de datos.</text:span></text:p>
      <text:p text:style-name="P10"/>
      <text:p text:style-name="P10">2.2. Funciones del producto</text:p>
      <text:p text:style-name="P10"/>
      <text:p text:style-name="P16"><text:tab/>El sistema tendra funciones tales como:</text:p>
      <text:p text:style-name="P16"/>
      <text:list xml:id="list4362377086904531778" text:style-name="L1">
        <text:list-item>
          <text:p text:style-name="P25"><text:span text:style-name="T17">R</text:span><text:span text:style-name="T16">egistro de</text:span><text:span text:style-name="T18"> usuario</text:span><text:span text:style-name="T16">:</text:span> <text:span text:style-name="T15">el sistema permitira registrar a los usuarios del sistema: encargado de pedidos,delivery, encargado de cocina,encargados de los hornos y/o clientes.</text:span></text:p>
        </text:list-item>
        <text:list-item>
          <text:p text:style-name="P26"><text:span text:style-name="T16">Gestion de pedidos:</text:span> el sistema debera registrar pedidosy gestionar los pedidos en cola de espera.</text:p>
        </text:list-item>
        <text:list-item>
          <text:p text:style-name="P26"><text:span text:style-name="T16">Gestion de productos:</text:span> el sistema se encargar de gestionar el <text:soft-page-break/>inventario de materias primas,informando al encargado de gestionar los pedidos <text:span text:style-name="T21">la</text:span><text:span text:style-name="T19"> cantidad de los mismos </text:span><text:span text:style-name="T20">es insuficiente para realizar el pedido.</text:span></text:p>
        </text:list-item>
        <text:list-item>
          <text:p text:style-name="P26"><text:span text:style-name="T16">Gestion de hornos:</text:span> el sistema se encargara de distribuir los pedidos entre los hornos.</text:p>
        </text:list-item>
        <text:list-item>
          <text:p text:style-name="P29">Emision de archivo de facturacion: <text:span text:style-name="T8">el sistema emite un archivo que puede ser leido por el software de facturacion.</text:span></text:p>
        </text:list-item>
        <text:list-item>
          <text:p text:style-name="P24"><text:span text:style-name="T3">Autogestion de clientes: </text:span><text:span text:style-name="T5">el sistema permitira que los cleintes registrados realicen </text:span><text:span text:style-name="T6">y cancelen</text:span><text:span text:style-name="T5"> pedidos por medio de una interfaz web o sms. El sistema permitira que los clientes se registren por medio de una interfaz web.</text:span></text:p>
        </text:list-item>
        <text:list-item>
          <text:p text:style-name="P30"><text:span text:style-name="T3">G</text:span><text:span text:style-name="T2">estion de recetas:</text:span><text:span text:style-name="T4"> permite añadir nuevos kits (materiales/condimentos/gustos) al pedido y/o al sistema.</text:span></text:p>
          <text:p text:style-name="P28"/>
        </text:list-item>
      </text:list>
      <text:p text:style-name="P10">2.3. Caracterísiticas de los usuarios</text:p>
      <text:p text:style-name="P10"/>
      <text:p text:style-name="P17"><text:tab/><text:span text:style-name="T21">El encargado de pedidos debe estar familiarizado con los procesos que se <text:s text:c="2"/>llevan a cabo en la pizzeria y tener conocimientos basicos de computacion.</text:span></text:p>
      <text:p text:style-name="P10"/>
      <text:p text:style-name="P10">2.4. Restricciones</text:p>
      <text:p text:style-name="P10"/>
      <text:p text:style-name="P10"><text:tab/><text:span text:style-name="T11">El sistema de administracion de pizzeria se relaciona con el software de facturacion usado por la pizzeria acutualmente.</text:span></text:p>
      <text:p text:style-name="P10"/>
      <text:p text:style-name="P10">2.5. Dependencias</text:p>
      <text:p text:style-name="P10"/>
      <text:p text:style-name="P12"><text:tab/><text:span text:style-name="T13">Diseñado para sistemas operativos Windows XP/7/8 y Linux basado en Debian.</text:span></text:p>
      <text:p text:style-name="P12"/>
      <text:p text:style-name="P2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ahoma" svg:font-family="Tahoma, Bol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18:19:36.204000000</meta:creation-date>
    <dc:date>2015-05-03T01:38:49.398000000</dc:date>
    <meta:editing-duration>P1DT7H10M53S</meta:editing-duration>
    <meta:editing-cycles>18</meta:editing-cycles>
    <meta:generator>LibreOffice/4.3.7.2$Windows_x86 LibreOffice_project/8a35821d8636a03b8bf4e15b48f59794652c68ba</meta:generator>
    <meta:document-statistic meta:table-count="0" meta:image-count="0" meta:object-count="0" meta:page-count="3" meta:paragraph-count="66" meta:word-count="593" meta:character-count="3915" meta:non-whitespace-character-count="3372"/>
  </office:meta>
</office:document-meta>
</file>